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style:font-name="FreeSans"/>
    </style:style>
    <style:style style:name="P2" style:family="paragraph" style:parent-style-name="Standard">
      <style:text-properties style:font-name="FreeSans"/>
    </style:style>
    <style:style style:name="P3" style:family="paragraph" style:parent-style-name="Heading_20_2">
      <style:text-properties style:font-name="Free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ivacy Policy</text:h>
      <text:h text:style-name="P3" text:outline-level="2">Personal Information in the Fellowship Application</text:h>
      <text:p text:style-name="P2"/>
      <text:p text:style-name="P2">When you apply for a Shuttleworth Foundation Fellowship we gather some personal information from you. Some of the information that the Foundation gathers is personal information, some is not but when its connected to personal information it may raise privacy concerns. This policy tells you what the Foundation does with that information.</text:p>
      <text:p text:style-name="P2"/>
      <text:p text:style-name="P2">When you apply for a fellowship, the Foundation requests that you give us your name, your email address, your age, gender and nationality. During the application process the Foundation might also ask for your physical address, details of companies in which you hold a position such as director, and have a financial interest such as shares.</text:p>
      <text:p text:style-name="P2"/>
      <text:p text:style-name="P2">The Foundation gathers this information in order to process your Fellowship Application, and to report on the application's received. Demographic information is used for reporting purposes. Your personal information is shared with employees of the companies through which the Foundation operates, with trustees, expert advisers and the Founder. The Foundation retains this information until the end of the application cycle. The Foundation takes reasonable precautions to ensure that the information remains secure. To report on the application process the Foundation compiles consolidated demographic and similar information which the Foundation retains indefinitely and may make public.</text:p>
      <text:h text:style-name="P3" text:outline-level="2">Application Video Image Release and Licence</text:h>
      <text:p text:style-name="P2"/>
      <text:p text:style-name="P2">By submitting a video as part of the Fellowship Application process you grant to the Foundation a licence to use the video and your image if it is in in the video for purposes of the application process. If you have any security concerns about the use of your image then please advise us via email to fellowships@shuttleworthfoundation.org.</text:p>
      <text:h text:style-name="P3" text:outline-level="2">Personal Information of Fellows</text:h>
      <text:p text:style-name="P2"/>
      <text:p text:style-name="P2">If you are offered and decide to take up a Fellowship then you will be asked to provide personal and related information to enable the administration of the Fellowship including the conclusion of the Fellowship Agreement, payment of the Fellowship Grant and to report on the Fellowship Process.</text:p>
      <text:p text:style-name="P2"/>
      <text:p text:style-name="P2">In addition to information gathered in the application process the Foundation also requests Fellowship candidates to supply information about companies in which the candidate holds shares, directorships or other offices, bank account details, contact information and emergency contact information, passport details and address. The Foundation takes reasonable precautions to ensure that the information remains sec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6:58:39.334141965</meta:creation-date>
    <dc:date>2018-05-02T17:00:12.832767858</dc:date>
    <meta:editing-duration>PT1M33S</meta:editing-duration>
    <meta:editing-cycles>1</meta:editing-cycles>
    <meta:document-statistic meta:table-count="0" meta:image-count="0" meta:object-count="0" meta:page-count="1" meta:paragraph-count="10" meta:word-count="382" meta:character-count="2556" meta:non-whitespace-character-count="2184"/>
    <meta:generator>LibreOffice/6.0.3.2$Linux_X86_64 LibreOffice_project/00m0$Build-2</meta:generator>
  </office:meta>
</office:document-meta>
</file>